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sans-serif"/>
    <style:font-face style:name="Mangal1" svg:font-family="Mangal"/>
    <style:font-face style:name="inconsolata" svg:font-family="inconsolata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353f"/>
    </style:style>
    <style:style style:name="P2" style:family="paragraph" style:parent-style-name="Standard">
      <style:text-properties officeooo:paragraph-rsid="0012353f"/>
    </style:style>
    <style:style style:name="P3" style:family="paragraph" style:parent-style-name="Standard">
      <style:text-properties officeooo:rsid="0013cc0c" officeooo:paragraph-rsid="0013cc0c"/>
    </style:style>
    <style:style style:name="P4" style:family="paragraph" style:parent-style-name="Standard">
      <style:text-properties officeooo:rsid="0013cc0c" officeooo:paragraph-rsid="0015f61c"/>
    </style:style>
    <style:style style:name="P5" style:family="paragraph" style:parent-style-name="Standard">
      <style:text-properties officeooo:paragraph-rsid="0013cc0c"/>
    </style:style>
    <style:style style:name="P6" style:family="paragraph" style:parent-style-name="Standard">
      <style:text-properties officeooo:rsid="0014757f" officeooo:paragraph-rsid="0014757f"/>
    </style:style>
    <style:style style:name="P7" style:family="paragraph" style:parent-style-name="Standard">
      <style:text-properties officeooo:rsid="0014757f" officeooo:paragraph-rsid="0015f61c"/>
    </style:style>
    <style:style style:name="P8" style:family="paragraph" style:parent-style-name="Standard">
      <style:text-properties officeooo:rsid="0015f61c" officeooo:paragraph-rsid="0015f61c"/>
    </style:style>
    <style:style style:name="T1" style:family="text">
      <style:text-properties officeooo:rsid="0013cc0c"/>
    </style:style>
    <style:style style:name="T2" style:family="text">
      <style:text-properties officeooo:rsid="0014757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5f61c"/>
    </style:style>
    <style:style style:name="T5" style:family="text">
      <style:text-properties officeooo:rsid="00176b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of the web application <text:line-break/><text:line-break/><text:tab/>component architecture</text:p>
      <text:p text:style-name="P1"/>
      <text:p text:style-name="P1"><text:tab/>choice of technologies. <text:line-break/><text:tab/><text:tab/><text:line-break/><text:tab/><text:tab/>Spring : widely used mature, feature rich etc. . <text:line-break/><text:line-break/><text:line-break/><text:span text:style-name="T4">System Design</text:span><text:line-break/></text:p>
      <text:p text:style-name="P1"/>
      <text:p text:style-name="P3">The web application was designed with modularity and separation of concerns</text:p>
      <text:p text:style-name="P3">in mind. There are three primary directories that make up the main functionality of the Play Frameworks which the system is built on.</text:p>
      <text:p text:style-name="P3">These directories relate to the design and creation of the in memory h2 database , the</text:p>
      <text:p text:style-name="P3"/>
      <text:p text:style-name="P3">app directory contaig all exectuable artifacts </text:p>
      <text:p text:style-name="P5"><text:span text:style-name="T1">the </text:span></text:p>
      <text:p text:style-name="P3"/>
      <text:p text:style-name="P3"/>
      <text:p text:style-name="P3">and the direct to store all public resources. associated extensions, and the Swing user interface.</text:p>
      <text:p text:style-name="P3"/>
      <text:p text:style-name="P3">There are also separate directories for the sites user uploaded algorithms and system test cases. Each package can be considered to be a separate component of the</text:p>
      <text:p text:style-name="P4">system.<text:line-break/><text:line-break/><text:line-break/><text:line-break/><text:span text:style-name="T3">Design of user interface </text:span></text:p>
      <text:p text:style-name="P4"><text:span text:style-name="T2">In designing the web applications user interface the first step was to identify the main</text:span></text:p>
      <text:p text:style-name="P6">goals of our users, in order to make sure that the system delivered the required</text:p>
      <text:p text:style-name="P6">information quickly and clearly. After a requirements analysis it was <text:s/>agreed that the</text:p>
      <text:p text:style-name="P6">typical user would have </text:p>
      <text:p text:style-name="P7"><text:line-break/><text:line-break/>Selecting a stock of interst <text:s/>/</text:p>
      <text:p text:style-name="P7"/>
      <text:p text:style-name="P7">run a trading algotihm of interest on a selected stock</text:p>
      <text:p text:style-name="P7"/>
      <text:p text:style-name="P8">and advanced user would <text:s/></text:p>
      <text:p text:style-name="P6"/>
      <text:p text:style-name="P6">view the code implementation of a trading algorithm of intersest.<text:line-break/><text:line-break/>Upload a use tading algothm to be run on the server <text:s/><text:line-break/><text:line-break/> This was</text:p>
      <text:p text:style-name="P7">further broken down into a list of functional requirements.</text:p>
      <text:p text:style-name="P7"/>
      <text:p text:style-name="P7"><text:span text:style-name="T4">Display all stock's storedon the system </text:span></text:p>
      <text:p text:style-name="P7"><text:span text:style-name="T4">Display all trading agorthms stored on the system</text:span></text:p>
      <text:p text:style-name="P7"><text:span text:style-name="T4">display suitable intrface for each trading agorthms <text:line-break/></text:span><text:soft-page-break/><text:span text:style-name="T4">display </text:span><text:s/>the code implementation <text:span text:style-name="T4">of each trading algorithm </text:span></text:p>
      <text:p text:style-name="P7"/>
      <text:p text:style-name="P7"><text:span text:style-name="T4">provide instructons assisting users to uploadng their own algortihsm </text:span><text:line-break/><text:line-break/><text:line-break/>With these requirements in mind several paper prototypes were created so as to increase the range of ideas <text:span text:style-name="T5">that could be</text:span></text:p>
      <text:p text:style-name="P6">incorporate into the final design. These prototypes were compared in terms of</text:p>
      <text:p text:style-name="P6">functional clarity and aesthetic appeal, with the effective elements of each</text:p>
      <text:p text:style-name="P6">taken and incorporated into a final prototype design. This was the resulting</text:p>
      <text:p text:style-name="P6">wire-frame.<text:line-break/><text:line-break/><text:span text:style-name="T5">[Insert wire frame]</text:span><text:line-break/></text:p>
      <text:p text:style-name="P6">This design focuses on serving the primary user needs by displaying <text:span text:style-name="T5">all of the trading alogorithms on the system in <text:s/>a central location, while providing clearly visible interaction to aces eachof the other peieces of functionality provided by the system.</text:span> <text:span text:style-name="T5">O</text:span>n start-up, <text:span text:style-name="T5">a home screen to the web app also , via a a slides show interface to </text:span>which in the the best case scenario</text:p>
      <text:p text:style-name="P6">would mean th<text:span text:style-name="T5">at new</text:span> user would not need to input anything to get the desired</text:p>
      <text:p text:style-name="P6">information.</text:p>
      <text:p text:style-name="P6"/>
      <text:p text:style-name="P6">\subsection{Implementation}</text:p>
      <text:p text:style-name="P6"/>
      <text:p text:style-name="P6">The interface was written using the Java Swing framework - a popular tool-kit</text:p>
      <text:p text:style-name="P6">used in building graphical user interfaces for Java programs. Initially the</text:p>
      <text:p text:style-name="P6">graphical Swing tool-set Netbeans was considered, but quickly rejected after</text:p>
      <text:p text:style-name="P6">some testing as it was simply too cumbersome for the tasks required. <text:s/>The actual</text:p>
      <text:p text:style-name="P6">building of the interface was a gradual and adaptive process, with the focus on</text:p>
      <text:p text:style-name="P6">getting a working version of the <text:s/>prototype up and running. This was</text:p>
      <text:p text:style-name="P6">accomplished and, based on team feedback, features were added or removed. The</text:p>
      <text:p text:style-name="P6">completed Ford-Fulkerson algorithm ran almost instantly, rendering the loading</text:p>
      <text:p text:style-name="P6">bar unnecessary and so it was dropped. Date navigation buttons - including drop</text:p>
      <text:p text:style-name="P6">down date selectors - were added, with a label displaying the currently selected</text:p>
      <text:p text:style-name="P6">date. These <text:s/>allow the user to move through the season anywhere between the</text:p>
      <text:p text:style-name="P6">date/time of <text:s/>the first and last matches of the season, respectively.</text:p>
      <text:p text:style-name="P6"/>
      <text:p text:style-name="P6">\includegraphics[width=0.9\linewidth,keepaspectratio]</text:p>
      <text:p text:style-name="P6">{images/finalDesktopUI.png}</text:p>
      <text:p text:style-name="P6"/>
      <text:p text:style-name="P6">This final version of the UI features three main components - a table with</text:p>
      <text:p text:style-name="P6">associated model, <text:s/>two sets of radio buttons and the date navigation panel,</text:p>
      <text:p text:style-name="P6">comprising of two buttons and three drop down boxes. The work flow of of the</text:p>
      <text:p text:style-name="P6">radio and date navigation panels are similar - they each have event listeners</text:p>
      <text:p text:style-name="P6">that set the appropriate data (the division/league and date respectively)</text:p>
      <text:p text:style-name="P6">according to the user input and call a shared function <text:s/>(in order to minimise</text:p>
      <text:p text:style-name="P6">complexity). This update function gets the division chosen by the user and plays</text:p>
      <text:p text:style-name="P6">the matches up to the current/selected date. It then updates the table model,</text:p>
      <text:p text:style-name="P6">current date label and the date selection combo boxes, then redraws - now</text:p>
      <text:p text:style-name="P6">displaying the appropriate values, including an elimination status that is</text:p>
      <text:p text:style-name="P6">correct for that division and date. </text:p>
      <text:p text:style-name="P6"/>
      <text:p text:style-name="P6">Another additional feature that was added after the base prototype was completed</text:p>
      <text:p text:style-name="P6"><text:soft-page-break/>is the ability to display the certificate of elimination. Clicking on the </text:p>
      <text:p text:style-name="P6">`Eliminated?'' table cell will trigger a custom mouse event listener, which opens</text:p>
      <text:p text:style-name="P6">a <text:s/>text box displaying the elimination details if they exist. This method of </text:p>
      <text:p text:style-name="P6">displaying the certificate was chosen as it follows the principle of allowing </text:p>
      <text:p text:style-name="P6">the user access to as much key information with as little input as possible, </text:p>
      <text:p text:style-name="P6">as it was decided that having to navigate through a menu to find this information</text:p>
      <text:p text:style-name="P6">would be unintuitive and unnecessary. </text:p>
      <text:p text:style-name="P6"/>
      <text:p text:style-name="P6">The ability to print to a PDF was also added later in the project and so the UI was</text:p>
      <text:p text:style-name="P6">further extended to incorporate this. Since this functionality will be used infrequently</text:p>
      <text:p text:style-name="P6">a more traditional file$-$$&gt;$print menu was added, as the user will almost certainly</text:p>
      <text:p text:style-name="P6">have used a similar command in other applications. This was also the case with the </text:p>
      <text:p text:style-name="P6">generate league function and it too was added into the file menu. Finally, a simple </text:p>
      <text:p text:style-name="P6">label was added to display the results of the first non-trivial elimination sear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sans-serif"/>
    <style:font-face style:name="Mangal1" svg:font-family="Mangal"/>
    <style:font-face style:name="inconsolata" svg:font-family="inconsolata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17:53:40.474000000</meta:creation-date>
    <dc:date>2014-02-19T18:58:30.869000000</dc:date>
    <meta:editing-duration>PT34M2S</meta:editing-duration>
    <meta:editing-cycles>6</meta:editing-cycles>
    <meta:generator>LibreOffice/4.1.4.2$Windows_x86 LibreOffice_project/0a0440ccc0227ad9829de5f46be37cfb6edcf72</meta:generator>
    <meta:document-statistic meta:table-count="0" meta:image-count="0" meta:object-count="0" meta:page-count="3" meta:paragraph-count="70" meta:word-count="866" meta:character-count="5391" meta:non-whitespace-character-count="4538"/>
  </office:meta>
</office:document-meta>
</file>